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0509DE766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deNewRoman Nerd Font" svg:font-family="'CodeNewRoman Nerd Fon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textarea-vertical-align="middle" draw:auto-grow-height="false" fo:min-height="0.703cm" fo:min-width="2.992cm" style:writing-mode="lr-tb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1.02cm" fo:min-width="1.087cm" style:writing-mode="lr-tb" loext:decorative="false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1.02cm" fo:min-width="0.98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textarea-vertical-align="middle" draw:auto-grow-height="false" fo:min-height="0.227cm" fo:min-width="0cm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draw:auto-grow-height="false" fo:min-height="0.457cm" fo:min-width="0.207cm" loext:decorative="false"/>
    </style:style>
    <style:style style:name="gr7" style:family="graphic" style:parent-style-name="objectwithoutfill">
      <style:graphic-properties draw:textarea-vertical-align="middle" draw:auto-grow-height="false" fo:min-height="1.656cm" fo:min-width="7.75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font-size-asian="7pt" style:font-size-complex="7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61cm" svg:height="4.763cm" svg:x="1.317cm" svg:y="12.112cm">
          <draw:image xlink:href="Pictures/1000000100000140000000509DE76694.png" xlink:type="simple" xlink:show="embed" xlink:actuate="onLoad" draw:mime-type="image/png">
            <text:p/>
          </draw:image>
        </draw:frame>
        <draw:custom-shape draw:style-name="gr2" draw:text-style-name="P2" draw:layer="layout" svg:width="3.492cm" svg:height="0.953cm" svg:x="1.318cm" svg:y="10.842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87cm" svg:height="1.27cm" svg:x="1.318cm" svg:y="17.51cm">
          <text:p text:style-name="P1"><text:span text:style-name="T1">It</text:span><text:span text:style-name="T1">e</text:span><text:span text:style-name="T1">m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87cm" svg:height="1.27cm" svg:x="2.905cm" svg:y="17.509cm">
          <text:p text:style-name="P1"><text:span text:style-name="T1">Item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87cm" svg:height="1.27cm" svg:x="4.493cm" svg:y="17.51cm">
          <text:p text:style-name="P1"><text:span text:style-name="T2">Item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87cm" svg:height="1.27cm" svg:x="6.08cm" svg:y="17.51cm">
          <text:p text:style-name="P1"><text:span text:style-name="T2">Item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481cm" svg:height="1.27cm" svg:x="7.774cm" svg:y="17.51cm">
          <text:p text:style-name="P1"><text:span text:style-name="T3">Hotslo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481cm" svg:height="1.27cm" svg:x="9.255cm" svg:y="17.51cm">
          <text:p text:style-name="P1"><text:span text:style-name="T3">Hotslot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952cm" svg:height="0.953cm" svg:x="7.985cm" svg:y="19.097cm">
          <text:p text:style-name="P3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0.952cm" svg:height="0.953cm" svg:x="9.573cm" svg:y="19.097cm">
          <text:p text:style-name="P3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999cm" svg:height="0.999cm" svg:x="13.065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9cm" svg:height="0.999cm" svg:x="14.288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9cm" svg:height="0.999cm" svg:x="15.558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9cm" svg:height="0.999cm" svg:x="16.828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9cm" svg:height="0.999cm" svg:x="18.145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9cm" svg:height="0.999cm" svg:x="19.415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8.255cm" svg:height="1.905cm" svg:x="9.572cm" svg:y="7.667cm">
          <text:p text:style-name="P1">Negative effects are displayed here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12202.3255813953 30960.75550891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deNewRoman Nerd Font" svg:font-family="'CodeNewRoman Nerd Fon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_20_1" style:display-name="Default 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21:20:41.939414911</meta:creation-date>
    <dc:date>2024-11-17T21:43:46.548098292</dc:date>
    <meta:editing-duration>PT12M9S</meta:editing-duration>
    <meta:editing-cycles>2</meta:editing-cycles>
    <meta:generator>LibreOffice/24.8.3.2$Linux_X86_64 LibreOffice_project/480$Build-2</meta:generator>
    <meta:document-statistic meta:object-count="17"/>
  </office:meta>
</office:document-meta>
</file>